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size="10pt" style:font-size-asian="10pt" style:font-size-complex="10pt"/>
    </style:style>
    <style:style style:name="P3" style:family="paragraph" style:parent-style-name="Standard">
      <style:paragraph-properties fo:margin-top="0in" fo:margin-bottom="0in" loext:contextual-spacing="false" fo:text-align="justify" style:justify-single-word="false"/>
      <style:text-properties fo:font-size="10pt" style:font-size-asian="10pt" style:font-size-complex="10pt"/>
    </style:style>
    <style:style style:name="P4" style:family="paragraph" style:parent-style-name="Standard">
      <style:paragraph-properties fo:margin-top="0in" fo:margin-bottom="0in" loext:contextual-spacing="false" fo:text-align="justify" style:justify-single-word="false"/>
    </style:style>
    <style:style style:name="P5" style:family="paragraph" style:parent-style-name="Standard" style:master-page-name="Standard">
      <style:paragraph-properties fo:margin-top="0in" fo:margin-bottom="0in" loext:contextual-spacing="false" style:page-number="1"/>
    </style:style>
    <style:style style:name="T1" style:family="text">
      <style:text-properties fo:color="#1155cc" fo:font-size="10pt" style:text-underline-style="solid" style:text-underline-width="auto" style:text-underline-color="font-color" style:font-size-asian="10pt" style:font-size-complex="10pt"/>
    </style:style>
    <style:style style:name="T2" style:family="text">
      <style:text-properties fo:font-size="10pt" style:font-size-asian="10pt" style:font-size-complex="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Stardust</text:p>
      <text:p text:style-name="P1">[Gore][Dark][Crossover][Human]</text:p>
      <text:p text:style-name="P1">Autor: Arad</text:p>
      <text:p text:style-name="P1">Link: <text:a xlink:type="simple" xlink:href="https://www.fimfiction.net/story/100455/stardust" text:style-name="Internet_20_link" text:visited-style-name="Visited_20_Internet_20_Link"><text:span text:style-name="T1">https://www.fimfiction.net/story/100455/stardust</text:span></text:a></text:p>
      <text:p text:style-name="P2"/>
      <text:p text:style-name="P4"><text:span text:style-name="T2">Fanfik „Stardust” jest crossoverem z serią gier strategicznych XCOM, w którym Twilight Sparkle w efekcie nieudanej próby zreformowania Discorda trafia na Ziemię, w sam środek wojny pomiędzy ludźmi a obcymi.</text:span></text:p>
      <text:p text:style-name="P4"><text:span text:style-name="T2">Dla niewtajemniczonych: tytułowy XCOM, czyli eXtraterrestrial COMbat unit, to nazwa międzynarodowej organizacji powołanej do walki z najeźdźcami z kosmosu, której działalność, poza samymi akcjami zbrojnymi, obejmuje także badanie i rozwijanie technologii obcych oraz pracę wywiadowczą. Sami zaś obcy, którzy atakują Ziemię, to rasa „Starszych”, jak każą się tytułować, która do walki z ludźmi wysyła stworzenia będące efektem manipulacji genetycznych prowadzonych w celu sfabrykowania idealnej rasy wojowników. Cechą szczególną Starszych jest umiejętność posługiwania się polem psionicznym, która daje im możliwości telepatii, kontroli umysłów, a także w zasadzie nieograniczone źródło energii. Jeżeli w tym momencie ktoś myśli, że zdolności psioniczne obcych mają coś wspólnego z magią kucyków, to dobrze myśli.</text:span></text:p>
      <text:p text:style-name="P4"><text:span text:style-name="T2">To, że Twilight, ze wszystkich możliwych miejsc we Wszechświecie, trafiła akurat na ogarniętą wojną Ziemię, jest na pozór jedynie efektem szczególnego poczucia humoru Discorda, który obiecał, że da się zreformować, pod warunkiem, że fioletowa klacz udowodni, iż magia przyjaźni naprawdę zwycięży wszystko. Kiedy ta się zgodziła, wysłał ją w miejsce, gdzie przyjaźni zbyt wiele nie ma. Oczywiście, znając Discorda, wiemy, że nie jest to tylko złośliwy żart, ale część większego planu…</text:span></text:p>
      <text:p text:style-name="P4"><text:span text:style-name="T2">Nasz ulubiony Element Magii ma tyle szczęścia w nieszczęściu, że choć trafia w sam środek bitwy i zostaje przez żołnierzy XCOM wzięta za obcego, to nie zostaje zastrzelona, lecz obezwładniona i wzięta do niewoli. Szczęście dalej jej nie opuszcza i udaje jej się uniknąć typowego losu schwytanych obcych, czyli „przesłuchania” elektrowstrząsami i wiwisekcji, a zamiast tego staje się specjalnym obiektem testowym w ramach programu Stardust… i mamy „My Little Dashie” w wersji science fiction. To znaczy, czegoś takiego się spodziewałem, ale pozytywnie się rozczarowałem.</text:span></text:p>
      <text:p text:style-name="P3"/>
      <text:p text:style-name="P4"><text:span text:style-name="T2">Żeby już na wstępie rozwiać wątpliwości: to jest naprawdę bardzo dobry fanfik, w gruncie rzeczy bardziej XCOMowy niż kucykowy. Kanon jest potraktowany całkiem poważnie, a fabuła fika wpisuje się w przebieg wydarzeń znany z gry, włącznie z przełomowymi misjami z Enemy Unknown i Enemy Within. Warto zaznaczyć, że fanfik powstał w roku 2013, więc oczywiście nie znajdziemy w nim wydarzeń ani frakcji z XCOM 2, a Twilight nie jest alikornem.</text:span></text:p>
      <text:p text:style-name="P3"/>
      <text:p text:style-name="P4"><text:span text:style-name="T2">Co do samej fabuły, to kręci się ona wokół grupy ludzi zaangażowanych w tytułowy projekt Stardust, mający na celu wydobycie jak najwięcej informacji z obcego należącego do nowo odkrytego typu „jednorożec” (którego jak na razie jest jedynym przedstawicielem). Część z nich znamy z gry.</text:span></text:p>
      <text:p text:style-name="P4"><text:span text:style-name="T2">Tak więc mamy dr Moirę Vahlen, która zawodowo zajmuje się badaniem biologii obcych, a prywatnie, z powodu traum z przeszłości, żyje nienawiścią do wszystkiego, co nie jest ludźmi, i najchętniej po prostu przeprowadziłaby na Twilight autopsję. Po uprzednim przesłuchaniu. Jej przeciwwagą jest dr Raymond Shen, zajmujący się opracowywaniem nowych technologii na potrzeby XCOM, który jako pierwszy zorientował się, że Twilight nie jest takim zwykłym obcym i zdołał nawiązać z nią kontakt (a przy okazji uchronił przed przerobieniem na zestaw zakonserwowanych w formalinie pomocy naukowych dla młodych adeptów ksenobiologii). Kolejna para pierwszoplanowych bohaterów to dwójka żołnierzy, którzy brali udział w operacji, podczas której złapano Twilight. Włączono ich do projektu, by dotrzymywali klaczy towarzystwa, kiedy stało się jasne, że nie jest krwiożerczym potworem zaprogramowanym, by zabijać ludzi, tylko małą dziewczynką, która zgubiła się daleko od domu. Szeregowa Lana Jenkins z jednej strony jest ludzkim wcieleniem Pinkie Pie, a z drugiej, z racji swojej brutalności w akcjach bojowych, cieszy się złą sławą, zaś kapral Matt Harris to nieco zamknięty w sobie żołnierz z trudną przeszłością. Z czasem do powyższej czwórki dołącza chiński żołnierz, Shaojie Zhang, chłodny, zdystansowany i niechętny wobec Twilight, choć w inny sposób niż dr Vahlen. Otóż Zhang akceptuje Twilight jako nie-ludzkiego sojusznika, ale uważa ją za tchórza (bo przecież, posiadając takie moce, mogłaby włączyć się do walki) i jest przeciwny robieniu przedszkola z bazy XCOM.</text:span></text:p>
      <text:p text:style-name="P4"><text:span text:style-name="T2">W tym miejscu dochodzimy do sedna tego fanfika. Mamy tę grupę ludzi, z których każde ma jakieś upiory z przeszłości do przepracowania i których wzajemne relacje również są mocno napięte, w czym nie ma nic dziwnego, skoro ich codzienność to wojna z bezlitosnymi i niestrudzonymi najeźdźcami. Wtem w ich życiu pojawia się mały, radosny i, cytując słowa Lany Jenkins, „tak uroczy, że powinno to być zakazane” kucyk, który ze wszystkimi chce się zaprzyjaźnić i wszystkim pomagać. Twilight staje się dla zaangażowanych w Stardust postaci katalizatorem nowych interakcji między sobą nawzajem, ale także siłą napędową dla wewnętrznej przemiany każdego z nich z osobna. Zupełnie, jakby magia przyjaźni działała również na Ziemi i to bez strzelania tęczą z rogu.</text:span></text:p>
      <text:p text:style-name="P4"><text:span text:style-name="T2">Co do samej Twilight, to jest ona w tym fiku lepszą wersją serialowej siebie i nie jest, jak mogłoby się wydawać na podstawie tego, co wyżej napisałem, jedynie rekwizytem, lecz również istotną dla fabuły postacią, która swoje będzie musiała przeżyć. Poza kanonicznym OCD i nadmiernym entuzjazmem, klacz zachowuje się jak ktoś, kto przybył z krainy, w której od wieków nie było wojny, a złośliwych bogów chaosu, zamiast zabijać, zamienia się w krasnale ogrodowe i próbuje reformować. W efekcie jest trochę jak Velvet Remedy, ale to ma sens, ponieważ jest to po prostu bardzo młoda i naiwna osoba, która nigdy nie zaznała przemocy. Częściowo wynika to też z tego, że ekipa z XCOM świadomie stara się ją izolować od okropności wojny, chcąc uchronić ją przed załamaniem psychicznym (i w konsekwencji obniżeniem produktywności projektu Stardust).</text:span></text:p>
      <text:p text:style-name="P3"/>
      <text:p text:style-name="P4"><text:span text:style-name="T2">Osią fabularną fika jest, oczywiście, wojna z obcymi i w tej kwestii też Czytelnik nie będzie rozczarowany. Akcja toczy się od kryzysu do kryzysu, dramaty wojenne przeplatają się z dramatami osobistymi bohaterów. Zupełnie jak w grze, wróg jest cały czas o krok z przodu, zwycięstwo nie jest pewne, a trup ściele się gęsto. Misje bojowe z udziałem Lany, Matta i Zhanga trzymają w napięciu niczym solidny thriller i tutaj też należy podkreślić, że tag „gore” nie jest na wyrost. Szczególną ucztę czytelniczą będą mieli fani gier z serii XCOM, gdyż jak już wspomniałem, autor odrobił zadanie z kanonu. Jednak co ważne, wykorzystał też szansę, jaką daje pisanie fanfika o ludziach, z kucykami w tle. Oprócz oczywistego czerpania z kanonu XCOM znajdziemy więc także liczne nawiązania popkulturowe, od Terminatora, przez Matrix do Harry’ego Pottera, dla których w fanfiku typowo kucowym, z akcją umieszczoną w Equestrii, z wiadomych przyczyn nie mogłoby być miejsca.</text:span></text:p>
      <text:p text:style-name="P3"/>
      <text:p text:style-name="P4"><text:span text:style-name="T2">Pozostając przy Equestrii, być może Czytelnicy w tym momencie zadają sobie pytanie, co kucyki zrobiły w związku ze zniknięciem Twilight.</text:span></text:p>
      <text:p text:style-name="P4"><text:span text:style-name="T2">Cóż, fioletowa jednorożec jest siostrą dowódcy gwardii, protegowaną miejscowej bogini, bliską przyjaciółką przedstawicielki equestriańskiej arystokracji i bohaterką narodową. Więc tak, kucyki jej szukają, dzięki czemu intryga nabiera wymiaru międzyplanetarnego. O ile pozostałe Elementy Harmonii dostają jedynie role epizodyczne, o tyle Celestia i Luna zostały zaprezentowane w pełnej krasie. Wielkoplota wypadła dość blado: obserwujemy głównie jej wyrzuty sumienia i bezradność w konfrontacjach z Discordem. Pozytywnie natomiast zaskoczyła Pani Nocy. Jest obowiązkowa, całkowicie skupiona na zadaniu, jakim jest odnalezienie Twilight, i pełniąc funkcję czegoś w rodzaju ministra obrony, wywiązuje się z niej zaskakująco kompetentnie jak na standardy kucykowe. Warto wspomnieć, że Celestia jak najbardziej porusza equestriańskim słońcem, a Luna księżycem i autor to całkiem sprytnie rozwiązał od strony astronomicznej.</text:span></text:p>
      <text:p text:style-name="P4"><text:span text:style-name="T2">Po stronie equestriańskiej show jednak kradnie Discord, jawiący się jako prawdziwy bóg chaosu, dla którego Celestia i Luna to zwykłe pionki.</text:span></text:p>
      <text:p text:style-name="P3"/>
      <text:p text:style-name="P4"><text:span text:style-name="T2">Skoro mamy jednych obcych, którzy korzystają z technologii psionicznej, i drugich obcych, którzy korzystają z „magii” to dla fanów serii XCOM nie będzie zaskoczeniem, że w fanfiku pojawiają się wątki transhumanistyczne. Tylko o ile gra podchodzi do tematu transhumanizmu (jak i pierwszego kontaktu) w konwencji pulpowego science fiction z lat ‘80, o tyle fanfik potrafi być w tych kwestiach zaskakująco poważny. W jednym z rozdziałów znajdziemy rozważania o miejscu człowieka we Wszechświecie, przywołujące skojarzenia raczej z trylogią „Wspomnienie o przeszłości Ziemi” Cixin Liu niż z pulpą o najeźdźcach z kosmosu.</text:span></text:p>
      <text:p text:style-name="P3"/>
      <text:p text:style-name="P4"><text:soft-page-break/><text:span text:style-name="T2">Podsumowując, otrzymujemy w „Stardust” bohaterów z krwi i kości, akcję pełną zwrotów i trzymającą w napięciu aż do końca fabułę o kosmicznym rozmachu, a także świat, który inteligentnie łączy, wydawałoby się zupełnie niekompatybilne, uniwersa XCOM i My Little Pony. Skutkuje to absorbującą i wbrew pozorom niegłupią lekturą. Przede wszystkim jest to jednak porządny crossover.</text:span></text:p>
      <text:p text:style-name="P4"><text:span text:style-name="T2">Nie mamy tu do czynienia z podejściem „wezmę świat z mojej ulubionej gry i wsadzę do niego kucyki zamiast ludzi”. Autor znalazł punkt, w którym świat kucyków mógł się w istotny dla fabuły sposób zazębić ze światem XCOM i stworzył fanfika, który solidnie trzyma się obydwu kanonów.</text:span></text:p>
      <text:p text:style-name="P3"/>
      <text:p text:style-name="P4"><text:span text:style-name="T2">„Stardust” skłonił mnie także do refleksji na temat, jak napisać dobrego fanfika o kucykach.</text:span></text:p>
      <text:p text:style-name="P4"><text:span text:style-name="T2">Uogólniając, można powiedzieć, że najczęstsze w kucowych fikach są dwa schematy. W jednym z nich autor trzyma się kanonu, tworząc nowe przygody serialowych postaci w serialowym świecie. Nie byłoby w tym nic złego, gdyby nie to, że chodzi o kanon serialu dla ośmioletnich dziewczynek, więc zwykle wychodzą historie dość infantylne, pozbawione kontekstu i odwołań do realnego świata (a dobre fantasy, czy s-f powinno takie odwołania mieć). Drugi schemat to zerwanie z kanonem, stworzenie własnego świata i wrzucenie do niego kucyków. Tylko wtedy po co to nazywać fikiem o kucykach, skoro w gruncie rzeczy autor pisze o ludziach, którzy mają cztery nogi i kopyta. Pewnym wyjściem z tego klinczu jest pisanie o wydarzeniach z odległej przeszłości Equestrii, które doprowadziły do stanu serialowego, bądź o wydarzeniach z przyszłości, dla których punktem wyjścia jest kanon.</text:span></text:p>
      <text:p text:style-name="P4"><text:span text:style-name="T2">Jednak najskuteczniejszym rozwiązaniem wydaje mi się właśnie to, czego przykładem jest „Stardust”, ale także np. „Zepsuta Zabawka”: pisanie o ludziach, którzy spotykają kucyka albo kucyki i to jakoś wpływa na ich życie. Dzięki takiemu podejściu łatwo można wyposażyć fanfika nie tylko w interesujące postacie i wciągającą fabułę, ale też w konteksty, nawiązania, odwołania i skojarzenia, czyli to wszystko, co w czasach postmodernizmu czyni powieść jeszcze bardziej interesującą, a w realiach serialowej Equestrii nie miałoby sensu.</text:span></text:p>
      <text:p text:style-name="P3"/>
      <text:p text:style-name="P4"><text:span text:style-name="T2">Wracając jednak do tematu, jeśli chodzi o „Stardust”, to polecam tego fika.</text:span></text:p>
      <text:p text:style-name="P2"/>
      <text:p text:style-name="P1"><text:span text:style-name="T2">Okładka: </text:span><text:a xlink:type="simple" xlink:href="https://orig00.deviantart.net/033b/f/2012/319/2/e/x_com__sniper_rainbow_dash_by_mrfloppemz-d5l320x.png" text:style-name="Internet_20_link" text:visited-style-name="Visited_20_Internet_20_Link"><text:span text:style-name="T1">https://orig00.deviantart.net/033b/f/2012/319/2/e/x_com__sniper_rainbow_dash_by_mrfloppemz-d5l320x.png</text:span></text:a></text:p>
      <text:p text:style-name="P1"><text:span text:style-name="T2">źródło: </text:span><text:a xlink:type="simple" xlink:href="https://www.deviantart.com/mrfloppemz/art/X-COM-Sniper-Rainbow-Dash-337745409" text:style-name="Internet_20_link" text:visited-style-name="Visited_20_Internet_20_Link"><text:span text:style-name="T1">https://www.deviantart.com/mrfloppemz/art/X-COM-Sniper-Rainbow-Dash-337745409</text:span></text:a></text:p>
      <text:p text:style-name="P2"/>
      <text:p text:style-name="P1"><text:a xlink:type="simple" xlink:href="https://img00.deviantart.net/d9dc/i/2014/306/0/e/first_contact_by_djp15-d852n8a.png" text:style-name="Internet_20_link" text:visited-style-name="Visited_20_Internet_20_Link"><text:span text:style-name="T1">https://img00.deviantart.net/d9dc/i/2014/306/0/e/first_contact_by_djp15-d852n8a.png</text:span></text:a></text:p>
      <text:p text:style-name="P1"><text:span text:style-name="T2">Źródło: </text:span><text:a xlink:type="simple" xlink:href="https://www.deviantart.com/djp15/art/First-Contact-492250906" text:style-name="Internet_20_link" text:visited-style-name="Visited_20_Internet_20_Link"><text:span text:style-name="T1">https://www.deviantart.com/djp15/art/First-Contact-492250906</text:span></text:a></text:p>
      <text:p text:style-name="P2"/>
      <text:p text:style-name="P1"><text:a xlink:type="simple" xlink:href="https://pre00.deviantart.net/0010/th/pre/f/2013/242/7/f/xcom_twilight_png_by_foxinshadow-d6kaqj7.png" text:style-name="Internet_20_link" text:visited-style-name="Visited_20_Internet_20_Link"><text:span text:style-name="T1">https://pre00.deviantart.net/0010/th/pre/f/2013/242/7/f/xcom_twilight_png_by_foxinshadow-d6kaqj7.png</text:span></text:a></text:p>
      <text:p text:style-name="P1"><text:span text:style-name="T2">źródło </text:span><text:a xlink:type="simple" xlink:href="https://www.deviantart.com/foxinshadow/art/Interrogate-Twilight-Sparkle-396890323" text:style-name="Internet_20_link" text:visited-style-name="Visited_20_Internet_20_Link"><text:span text:style-name="T1">https://www.deviantart.com/foxinshadow/art/Interrogate-Twilight-Sparkle-396890323</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style:default-style>
    <style:default-style style:family="paragraph">
      <style:paragraph-properties fo:margin-top="0in" fo:margin-bottom="0in" loext:contextual-spacing="true" fo:line-height="115%" fo:hyphenation-ladder-count="no-limit" style:text-autospace="ideograph-alpha" style:punctuation-wrap="hanging" style:line-break="strict" style:tab-stop-distance="0.5in" style:writing-mode="page"/>
      <style:text-properties style:use-window-font-color="true" style:font-name="Arial" fo:font-size="11pt" fo:language="pl" fo:country="none" style:letter-kerning="tru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2" meta:paragraph-count="30" meta:word-count="1631" meta:character-count="11577" meta:non-whitespace-character-count="9976"/>
    <meta:generator>LibreOfficeDev/5.1.0.3$Linux_X86_64 LibreOffice_project/</meta:generator>
  </office:meta>
</office:document-meta>
</file>